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Parser.setContentHandler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tartEx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AXParser( SymbolTable symbolTable , 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comment( XML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internalEntityDecl( String name , XML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tartAttlis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pars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notation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tartEntity( String name , String publicId , String systemI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pars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etDTDHandler( 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endEx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unparsedEntityDecl( String name , String publicId , String systemId , String 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processingInstruction( String target , XML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elementDecl( String name , XMLString conten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getFeature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.startConditional(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tart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end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externalEntity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.endAt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etErrorHandl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setDocumentHandler( DocumentHandler docum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.getProperty(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.setEntityResolver(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attributeDecl( String elementName , String attributeName , String type , String [ ] enumeration , String defaultType , XML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